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e46bc" officeooo:paragraph-rsid="000e46bc"/>
    </style:style>
    <style:style style:name="P2" style:family="paragraph" style:parent-style-name="Standard">
      <style:paragraph-properties fo:line-height="150%" fo:text-align="justify" style:justify-single-word="false"/>
      <style:text-properties officeooo:rsid="000e46bc" officeooo:paragraph-rsid="001170be"/>
    </style:style>
    <style:style style:name="P3" style:family="paragraph" style:parent-style-name="Standard">
      <style:paragraph-properties fo:line-height="150%" fo:text-align="justify" style:justify-single-word="false"/>
      <style:text-properties officeooo:rsid="000e46bc" officeooo:paragraph-rsid="00116843"/>
    </style:style>
    <style:style style:name="P4" style:family="paragraph" style:parent-style-name="Standard">
      <style:paragraph-properties fo:line-height="150%" fo:text-align="justify" style:justify-single-word="false"/>
      <style:text-properties officeooo:rsid="001170be" officeooo:paragraph-rsid="001170be"/>
    </style:style>
    <style:style style:name="P5" style:family="paragraph" style:parent-style-name="Standard">
      <style:paragraph-properties fo:line-height="150%" fo:text-align="center" style:justify-single-word="false"/>
      <style:text-properties fo:font-size="18pt" style:text-underline-style="solid" style:text-underline-width="auto" style:text-underline-color="font-color" fo:font-weight="bold" officeooo:rsid="000e46bc" officeooo:paragraph-rsid="000e46bc" style:font-size-asian="18pt" style:font-weight-asian="bold" style:font-size-complex="18pt" style:font-weight-complex="bold"/>
    </style:style>
    <style:style style:name="P6" style:family="paragraph" style:parent-style-name="Standard">
      <style:paragraph-properties fo:line-height="150%" fo:text-align="justify" style:justify-single-word="false"/>
      <style:text-properties style:text-underline-style="solid" style:text-underline-width="auto" style:text-underline-color="font-color" fo:font-weight="bold" officeooo:rsid="000e46bc" officeooo:paragraph-rsid="000e46bc" style:font-weight-asian="bold" style:font-weight-complex="bold"/>
    </style:style>
    <style:style style:name="P7" style:family="paragraph" style:parent-style-name="Standard">
      <style:paragraph-properties fo:line-height="150%" fo:text-align="justify" style:justify-single-word="false"/>
      <style:text-properties style:text-underline-style="none" fo:font-weight="normal" officeooo:rsid="000e46bc" officeooo:paragraph-rsid="000e46bc" style:font-weight-asian="normal" style:font-weight-complex="normal"/>
    </style:style>
    <style:style style:name="P8" style:family="paragraph" style:parent-style-name="Standard">
      <style:paragraph-properties fo:line-height="150%" fo:text-align="justify" style:justify-single-word="false"/>
      <style:text-properties officeooo:rsid="00132c43" officeooo:paragraph-rsid="00132c43"/>
    </style:style>
    <style:style style:name="P9" style:family="paragraph" style:parent-style-name="Standard">
      <style:paragraph-properties fo:line-height="150%" fo:text-align="justify" style:justify-single-word="false"/>
      <style:text-properties officeooo:rsid="00157251" officeooo:paragraph-rsid="00157251"/>
    </style:style>
    <style:style style:name="T1" style:family="text">
      <style:text-properties officeooo:rsid="000ea0ba"/>
    </style:style>
    <style:style style:name="T2" style:family="text">
      <style:text-properties officeooo:rsid="000fbab5"/>
    </style:style>
    <style:style style:name="T3" style:family="text">
      <style:text-properties officeooo:rsid="001150ed"/>
    </style:style>
    <style:style style:name="T4" style:family="text">
      <style:text-properties officeooo:rsid="00116843"/>
    </style:style>
    <style:style style:name="T5" style:family="text">
      <style:text-properties officeooo:rsid="001170be"/>
    </style:style>
    <style:style style:name="T6" style:family="text">
      <style:text-properties officeooo:rsid="00132c43"/>
    </style:style>
    <style:style style:name="T7" style:family="text">
      <style:text-properties style:text-underline-style="none" fo:font-weight="normal" style:font-weight-asian="normal" style:font-weight-complex="normal"/>
    </style:style>
    <style:style style:name="T8" style:family="text">
      <style:text-properties officeooo:rsid="0014eb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ticipating linguistic change : </text:p>
      <text:p text:style-name="P5">Implementation of a tool modelizing <text:s/>natural sound change. </text:p>
      <text:p text:style-name="P6"/>
      <text:p text:style-name="P7"><text:tab/></text:p>
      <text:p text:style-name="P1"><text:span text:style-name="T7"><text:tab/>Sound change</text:span> (also known as phonetic erosion) is one of the most powerful factor accounting for linguistic change, <text:span text:style-name="T1">and its study is therefore at the heart of several fields of linguistics. While phonetics and phonology study respectively the material and the theoretical conceptions of sounds changes themselves, historical linguists endeavour to uncover regular sound patterns to find correspondances accros langages and prove phonetic and semantic affiliation between words by </text:span><text:span text:style-name="T2">establishing</text:span><text:span text:style-name="T1"> cognates (words </text:span><text:span text:style-name="T2">sharing a same etymological origin, sometimes only rebuilt by the linguist, but never attested). While computional linguistics and NLP tools found broad uses in syntax and traduction, their application to study phonology or support researsch in historical linguistics have been quite limited, and restricted to some autonomous works. <text:tab/></text:span></text:p>
      <text:p text:style-name="P2"><text:tab/><text:span text:style-name="T3">Previously, various </text:span><text:span text:style-name="T4">programs</text:span><text:span text:style-name="T3"> had been developped to modelize phonetic change, such as the Phono software (Hartman &amp; allii), </text:span><text:span text:style-name="T4">but there were merely designed as representation tool, able to greedily apply pre encoded changes to a closed inventory of lexemes. </text:span><text:span text:style-name="T2">Very recently, the last neural networks were used, </text:span><text:span text:style-name="T3">(by Fourrier and Sagot) to perform a cognate prediction tasks, with promising success, between slavic, and then italic langages. This prediction task was concieved as a seq-2-seq task, with phonemes . It is therefore definitly possible not only to take phoneme as base unit of a NLP system, but also to find a satysfing and flexible computational reprezentation of phonemes. </text:span><text:span text:style-name="T4">. Anoter task at the crossroads of historacal linguistics and NLP is the rule inference task : from already established cognate lists, the computer is asked to find regularities accross attested sound changes. Such a task is very difficult for it meets ***’s paradox : while the disruptive phonetic erosion brings imbalance to regular paradigms, other phenomena, especially analogy, disrupt the regular application of sound change. But both of the alluded tasks, cognate prediction and rule inference require a lot of training data, which is not available even despite of the work of linguists. </text:span></text:p>
      <text:p text:style-name="P3"><text:tab/><text:span text:style-name="T5">That is why it becomes tempting to reverse the perspective : instead of looking for an application for the sparse evolution data available, we could try to modelize sound change and its application on a langage state. </text:span><text:span text:style-name="T6">With a script able to transform a langage following regular rules and pattern, we would be able to keep track of every step of the evolution,.</text:span></text:p>
      <text:p text:style-name="P4">Generating data could serve several <text:span text:style-name="T6">purposes  such as :</text:span></text:p>
      <text:p text:style-name="P4">* providing training data for more complex NLP task implying linguistic change (strategy adoptet<text:span text:style-name="T6">t</text:span> by Fourrier and Sagot, but with a minimal modelization of some changes of romance langages)</text:p>
      <text:p text:style-name="P4">* <text:span text:style-name="T6">disposing of a parametrizable tool to predict possible future evolutions of existing langages.</text:span></text:p>
      <text:p text:style-name="P4"><text:soft-page-break/>* <text:span text:style-name="T6">tuning an experimental device and taking some time to think about linguistic change as an occasion to better understand its key components and invariants.</text:span></text:p>
      <text:p text:style-name="P4">* <text:span text:style-name="T6">as a more recreationaly activity, being able to generate an infinity of non existent, but plausible mock langages. </text:span></text:p>
      <text:p text:style-name="P8"><text:tab/><text:span text:style-name="T8">Nevertheless, sound change is a very complex and multifactorial phenomenon. Its modelization</text:span></text:p>
      <text:p text:style-name="P8"/>
      <text:p text:style-name="P8"/>
      <text:p text:style-name="P9">I) Modelizing, aka simplifying sound change</text:p>
      <text:p text:style-name="P9"/>
      <text:p text:style-name="P9">II)</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5:17:58.814000000</meta:creation-date>
    <dc:date>2022-06-21T16:35:33.522000000</dc:date>
    <meta:editing-duration>PT14M11S</meta:editing-duration>
    <meta:editing-cycles>3</meta:editing-cycles>
    <meta:generator>LibreOffice/7.2.2.2$Windows_X86_64 LibreOffice_project/02b2acce88a210515b4a5bb2e46cbfb63fe97d56</meta:generator>
    <meta:document-statistic meta:table-count="0" meta:image-count="0" meta:object-count="0" meta:page-count="2" meta:paragraph-count="14" meta:word-count="511" meta:character-count="3328" meta:non-whitespace-character-count="2817"/>
  </office:meta>
</office:document-meta>
</file>